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Rich Traube</text:h>
      <text:p text:style-name="First_20_paragraph">252 Linden Street, Moorestown, NJ 08057 | rich.traube@gmail.com | (773) 964–2941<text:line-break/>LinkedIn: <text:a xlink:type="simple" xlink:href="https://www.linkedin.com/pub/richard-traube/2a/870/32b" office:name=""><text:span text:style-name="Definition">https://www.linkedin.com/pub/richard-traube/2a/870/32b</text:span></text:a></text:p>
      <text:h text:style-name="Heading_20_2" text:outline-level="2">Summary</text:h>
      <text:p text:style-name="First_20_paragraph">I have thirty plus years experience in library customer service in a high demand academic environment and bring leadership, reliability, computer expertise, attention to detail and innovativeness to all projects and tasks. I am looking for a permanent, full–time situation.</text:p>
      <text:h text:style-name="Heading_20_2" text:outline-level="2">Portfolio</text:h>
      <text:p text:style-name="First_20_paragraph">Please see <text:a xlink:type="simple" xlink:href="https://github.com/trauber" office:name=""><text:span text:style-name="Definition">https://github.com/trauber</text:span></text:a> for information about software I have written; source code available.</text:p>
      <text:h text:style-name="Heading_20_2" text:outline-level="2">Skills</text:h>
      <text:list text:style-name="L1">
        <text:list-item>
          <text:p text:style-name="P1">Office: Research methods; MS–Office productivity (Excel, Word, and strong MS–Access); data entry and data analysis; strong communication skills (in–person, telephone, e–mail, IM); report writing and preparation; library reference services; scheduling; touch typing (60 wpm); document scanning; staff training; documentation;<text:line-break/></text:p>
        </text:list-item>
        <text:list-item>
          <text:p text:style-name="P1">Computer: Access SQL; bibliographic management software; HTML; Javascript; PHP; MySQL; CSS; Unix; Linux; bash; perl; TeX and LaTeX; XSLT; desktop publishing; document management;</text:p>
        </text:list-item>
      </text:list>
      <text:h text:style-name="Heading_20_2" text:outline-level="2">Professional Development:</text:h>
      <text:p text:style-name="First_20_paragraph"><text:span text:style-name="T1">Network</text:span><text:span text:style-name="T2"> </text:span><text:span text:style-name="T3">Learning</text:span><text:span text:style-name="T4"> </text:span><text:span text:style-name="T5">Institute,</text:span><text:span text:style-name="T6"> </text:span><text:span text:style-name="T7">Course</text:span><text:span text:style-name="T8"> </text:span><text:span text:style-name="T9">work</text:span><text:span text:style-name="T10"> </text:span><text:span text:style-name="T11">toward</text:span><text:span text:style-name="T12"> </text:span><text:span text:style-name="T13">certification</text:span><text:span text:style-name="T14"> </text:span><text:span text:style-name="T15">CCNA</text:span><text:span text:style-name="T16"> </text:span><text:span text:style-name="T17">—</text:span><text:span text:style-name="T18"> </text:span><text:span text:style-name="T19">2015–Present</text:span></text:p>
      <text:p text:style-name="Text_20_body"><text:span text:style-name="T20">Network</text:span><text:span text:style-name="T21"> </text:span><text:span text:style-name="T22">Learning</text:span><text:span text:style-name="T23"> </text:span><text:span text:style-name="T24">Institute,</text:span><text:span text:style-name="T25"> </text:span><text:span text:style-name="T26">Course</text:span><text:span text:style-name="T27"> </text:span><text:span text:style-name="T28">work</text:span><text:span text:style-name="T29"> </text:span><text:span text:style-name="T30">toward</text:span><text:span text:style-name="T31"> </text:span><text:span text:style-name="T32">certfication</text:span><text:span text:style-name="T33"> </text:span><text:span text:style-name="T34">MSCA</text:span><text:span text:style-name="T35"> </text:span><text:span text:style-name="T36">—</text:span><text:span text:style-name="T37"> </text:span><text:span text:style-name="T38">2015</text:span></text:p>
      <text:h text:style-name="Heading_20_2" text:outline-level="2">Work Experience</text:h>
      <text:p text:style-name="First_20_paragraph"><text:span text:style-name="T39">University</text:span><text:span text:style-name="T40"> </text:span><text:span text:style-name="T41">of</text:span><text:span text:style-name="T42"> </text:span><text:span text:style-name="T43">Chicago,</text:span><text:span text:style-name="T44"> </text:span><text:span text:style-name="T45">Supervisor,</text:span><text:span text:style-name="T46"> </text:span><text:span text:style-name="T47">Social</text:span><text:span text:style-name="T48"> </text:span><text:span text:style-name="T49">Service</text:span><text:span text:style-name="T50"> </text:span><text:span text:style-name="T51">Administration</text:span><text:span text:style-name="T52"> </text:span><text:span text:style-name="T53">Library</text:span><text:span text:style-name="T54"> </text:span><text:span text:style-name="T55">—</text:span><text:span text:style-name="T56"> </text:span><text:span text:style-name="T57">2005–2011</text:span></text:p>
      <text:p text:style-name="Text_20_body">Directed all daily operations of university branch library; supervised seven staff, managed staff hiring, training, scheduling, evaluation and helped with project development and oversight.</text:p>
      <text:list text:style-name="L2">
        <text:list-item>
          <text:p text:style-name="P2">Wrote, formatted, and maintained content for SSA Library’s web site and designed layout.</text:p>
        </text:list-item>
        <text:list-item>
          <text:p text:style-name="P2">Wrote documentation and standard operating procedures for various library functions.</text:p>
        </text:list-item>
        <text:list-item>
          <text:p text:style-name="P2">Used open source software to provide in-house web and mobile scheduling of employees.</text:p>
        </text:list-item>
        <text:list-item>
          <text:p text:style-name="P2">Wrote perl script to categorize social service research sources.</text:p>
        </text:list-item>
        <text:list-item>
          <text:p text:style-name="P2">Wrote an awk script to generate AutoHotkey macros to vastly accelerate input of journal citations and links from aggregators into the integrated library system.</text:p>
        </text:list-item>
        <text:list-item>
          <text:p text:style-name="P2">Served as Systems Liaison between SSA Library and University Library’s Systems Office.</text:p>
        </text:list-item>
        <text:list-item>
          <text:p text:style-name="P2">Assisted with reference work, specializing in assistance with reference management software and database use.</text:p>
        </text:list-item>
        <text:list-item>
          <text:p text:style-name="P2">Appointed member of Access committee for oversight of public services.</text:p>
        </text:list-item>
        <text:list-item>
          <text:p text:style-name="P2">Alpha and beta tester for new reserve module of the integrated library system.</text:p>
        </text:list-item>
      </text:list>
      <text:p text:style-name="First_20_paragraph"><text:span text:style-name="T58">University</text:span><text:span text:style-name="T59"> </text:span><text:span text:style-name="T60">of</text:span><text:span text:style-name="T61"> </text:span><text:span text:style-name="T62">Chicago,</text:span><text:span text:style-name="T63"> </text:span><text:span text:style-name="T64">Library</text:span><text:span text:style-name="T65"> </text:span><text:span text:style-name="T66">Assistant</text:span><text:span text:style-name="T67"> </text:span><text:span text:style-name="T68">II,</text:span><text:span text:style-name="T69"> </text:span><text:span text:style-name="T70">Regenstein</text:span><text:span text:style-name="T71"> </text:span><text:span text:style-name="T72">Library</text:span><text:span text:style-name="T73"> </text:span><text:span text:style-name="T74">Course</text:span><text:span text:style-name="T75"> </text:span><text:span text:style-name="T76">Reserves</text:span><text:span text:style-name="T77"> </text:span><text:span text:style-name="T78">—</text:span><text:span text:style-name="T79"> </text:span><text:span text:style-name="T80">2003–2005</text:span></text:p>
      <text:p text:style-name="Text_20_body">Processor in extremely busy university course reserve department: processed requests from faculty and their proxies; obtained sources; processed paper and digital content; created and maintained records in integrated library system.</text:p>
      <text:list text:style-name="L3">
        <text:list-item>
          <text:p text:style-name="P3">Wrote MS-Access queries to provide data for annual report.</text:p>
        </text:list-item>
        <text:list-item>
          <text:p text:style-name="P3">Improved various aspects of course reserve processing by creating MS-Access reports: book and article procurement; scanning triage; copyright compliance.</text:p>
        </text:list-item>
        <text:list-item>
          <text:p text:style-name="P3">Appointed member of committee to develop specifications for the new reserve module of the integrated library system, ARES.</text:p>
        </text:list-item>
      </text:list>
      <text:h text:style-name="Heading_20_2" text:outline-level="2">Previous Work Highlights</text:h>
      <text:list text:style-name="L4">
        <text:list-item>
          <text:p text:style-name="P4">Wrote for and maintained web sites.</text:p>
        </text:list-item>
        <text:list-item>
          <text:p text:style-name="P4">Wrote MS-Access reports to produce annual report tables and to improve course reserve processing.</text:p>
        </text:list-item>
        <text:list-item>
          <text:p text:style-name="P4">Improved on printed reserve catalog book with MS-Access generated web listings of books on library reserve for undergraduate courses; each title linked to real time circulation data in the integrated library system.</text:p>
        </text:list-item>
        <text:list-item>
          <text:p text:style-name="P4">Designed a new nroff based system to replace reserve index card catalog with a printed book.</text:p>
        </text:list-item>
        <text:list-item>
          <text:p text:style-name="P4">Wrote AskSam database for printing a catalog of books on reserve for law courses.<text:line-break/></text:p>
        </text:list-item>
      </text:list>
      <text:h text:style-name="Heading_20_2" text:outline-level="2">Volunteer</text:h>
      <text:p text:style-name="First_20_paragraph"><text:span text:style-name="T81">Invention</text:span><text:span text:style-name="T82"> </text:span><text:span text:style-name="T83">Convention,</text:span><text:span text:style-name="T84"> </text:span><text:span text:style-name="T85">New</text:span><text:span text:style-name="T86"> </text:span><text:span text:style-name="T87">Albany</text:span><text:span text:style-name="T88"> </text:span><text:span text:style-name="T89">Elementary</text:span><text:span text:style-name="T90"> </text:span><text:span text:style-name="T91">School,</text:span><text:span text:style-name="T92"> </text:span><text:span text:style-name="T93">Data</text:span><text:span text:style-name="T94"> </text:span><text:span text:style-name="T95">Entry</text:span><text:span text:style-name="T96"> </text:span><text:span text:style-name="T97">—</text:span><text:span text:style-name="T98"> </text:span><text:span text:style-name="T99">2015</text:span></text:p>
      <text:list text:style-name="L5">
        <text:list-item>
          <text:p text:style-name="P5">Entered invention contest data into MS-Access database.</text:p>
        </text:list-item>
      </text:list>
      <text:p text:style-name="First_20_paragraph"><text:span text:style-name="T100">Independent,</text:span><text:span text:style-name="T101"> </text:span><text:span text:style-name="T102">Publication</text:span><text:span text:style-name="T103"> </text:span><text:span text:style-name="T104">Coordinator</text:span><text:span text:style-name="T105"> </text:span><text:span text:style-name="T106">—</text:span><text:span text:style-name="T107"> </text:span><text:span text:style-name="T108">2013–present</text:span></text:p>
      <text:p text:style-name="Text_20_body">Preparing translation of French prose–poem for publication including transcription, computerized layout with LaTeX, communication with interested publishers.</text:p>
      <text:list text:style-name="L6">
        <text:list-item>
          <text:p text:style-name="P6">In communication with the Association des Amis de Marguerite Burnat-Provins about publication.</text:p>
        </text:list-item>
      </text:list>
      <text:p text:style-name="First_20_paragraph"><text:span text:style-name="T109">Moorestown</text:span><text:span text:style-name="T110"> </text:span><text:span text:style-name="T111">Public</text:span><text:span text:style-name="T112"> </text:span><text:span text:style-name="T113">Library,</text:span><text:span text:style-name="T114"> </text:span><text:span text:style-name="T115">Data</text:span><text:span text:style-name="T116"> </text:span><text:span text:style-name="T117">Entry/Database</text:span><text:span text:style-name="T118"> </text:span><text:span text:style-name="T119">Development</text:span><text:span text:style-name="T120"> </text:span><text:span text:style-name="T121">—</text:span><text:span text:style-name="T122"> </text:span><text:span text:style-name="T123">2011–2012</text:span></text:p>
      <text:list text:style-name="L7">
        <text:list-item>
          <text:p text:style-name="P7">Wrote prototype MySQL/PHP database and web interface for searching indices of Moorestown NJ newspapers.</text:p>
        </text:list-item>
      </text:list>
      <text:h text:style-name="Heading_20_2" text:outline-level="2">Education</text:h>
      <text:p text:style-name="First_20_paragraph"><text:span text:style-name="T124">University</text:span><text:span text:style-name="T125"> </text:span><text:span text:style-name="T126">of</text:span><text:span text:style-name="T127"> </text:span><text:span text:style-name="T128">Chicago,</text:span><text:span text:style-name="T129"> </text:span><text:span text:style-name="T130">Course</text:span><text:span text:style-name="T131"> </text:span><text:span text:style-name="T132">work</text:span><text:span text:style-name="T133"> </text:span><text:span text:style-name="T134">towards</text:span><text:span text:style-name="T135"> </text:span><text:span text:style-name="T136">Bachelor</text:span><text:span text:style-name="T137"> </text:span><text:span text:style-name="T138">of</text:span><text:span text:style-name="T139"> </text:span><text:span text:style-name="T140">Arts</text:span><text:span text:style-name="T141"> </text:span><text:span text:style-name="T142">–</text:span><text:span text:style-name="T143"> </text:span><text:span text:style-name="T144">European</text:span><text:span text:style-name="T145"> </text:span><text:span text:style-name="T146">History</text:span><text:span text:style-name="T147"> </text:span><text:span text:style-name="T148">1976–198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